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4"/>
          <table:table-cell table:style-name="ce1" office:value-type="string" calcext:value-type="string">
            <text:p>PC</text:p>
          </table:table-cell>
          <table:table-cell table:style-name="ce2" office:value-type="string" calcext:value-type="string">
            <text:p>Instructie</text:p>
          </table:table-cell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7</text:p>
          </table:table-cell>
        </table:table-row>
        <table:table-row table:style-name="ro1">
          <table:table-cell table:number-columns-repeated="4"/>
          <table:table-cell table:formula="of:=COM.MICROSOFT.CONCAT(&quot;0x&quot;;DEC2HEX(0;8))" office:value-type="string" office:string-value="0x00000000" calcext:value-type="string">
            <text:p>0x00000000</text:p>
          </table:table-cell>
          <table:table-cell/>
          <table:table-cell table:formula="of:=COM.MICROSOFT.CONCAT(&quot;0x&quot;;DEC2HEX(0;8))" office:value-type="string" office:string-value="0x00000000" calcext:value-type="string">
            <text:p>0x00000000</text:p>
          </table:table-cell>
          <table:table-cell table:formula="of:=COM.MICROSOFT.CONCAT(&quot;0x&quot;;DEC2HEX(0;8))" office:value-type="string" office:string-value="0x00000000" calcext:value-type="string">
            <text:p>0x00000000</text:p>
          </table:table-cell>
          <table:table-cell table:formula="of:=COM.MICROSOFT.CONCAT(&quot;0x&quot;;DEC2HEX(0;8))" office:value-type="string" office:string-value="0x00000000" calcext:value-type="string">
            <text:p>0x00000000</text:p>
          </table:table-cell>
          <table:table-cell table:formula="of:=COM.MICROSOFT.CONCAT(&quot;0x&quot;;DEC2HEX(0;8))" office:value-type="string" office:string-value="0x00000000" calcext:value-type="string">
            <text:p>0x00000000</text:p>
          </table:table-cell>
          <table:table-cell table:formula="of:=COM.MICROSOFT.CONCAT(&quot;0x&quot;;DEC2HEX(0;8))" office:value-type="string" office:string-value="0x00000000" calcext:value-type="string">
            <text:p>0x00000000</text:p>
          </table:table-cell>
          <table:table-cell table:formula="of:=COM.MICROSOFT.CONCAT(&quot;0x&quot;;DEC2HEX(0;8))" office:value-type="string" office:string-value="0x00000000" calcext:value-type="string">
            <text:p>0x00000000</text:p>
          </table:table-cell>
          <table:table-cell table:formula="of:=COM.MICROSOFT.CONCAT(&quot;0x&quot;;DEC2HEX(0;8))" office:value-type="string" office:string-value="0x00000000" calcext:value-type="string">
            <text:p>0x00000000</text:p>
          </table:table-cell>
          <table:table-cell table:formula="of:=COM.MICROSOFT.CONCAT(&quot;0x&quot;;DEC2HEX(0;8))" office:value-type="string" office:string-value="0x00000000" calcext:value-type="string">
            <text:p>0x00000000</text:p>
          </table:table-cell>
        </table:table-row>
        <table:table-row table:style-name="ro1">
          <table:table-cell table:number-columns-repeated="5"/>
          <table:table-cell table:formula="of:=COM.MICROSOFT.CONCAT(&quot;0x&quot;;DEC2HEX(1048723;8))" office:value-type="string" office:string-value="0x00100093" calcext:value-type="string">
            <text:p>0x00100093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COM.MICROSOFT.CONCAT(&quot;0x&quot;;DEC2HEX(1;8))" office:value-type="string" office:string-value="0x00000001" calcext:value-type="string">
            <text:p>0x0000000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COM.MICROSOFT.CONCAT(&quot;0x&quot;;DEC2HEX(4;8))" office:value-type="string" office:string-value="0x00000004" calcext:value-type="string">
            <text:p>0x00000004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COM.MICROSOFT.CONCAT(&quot;0x&quot;;DEC2HEX(1048851;8))" office:value-type="string" office:string-value="0x00100113" calcext:value-type="string">
            <text:p>0x00100113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COM.MICROSOFT.CONCAT(&quot;0x&quot;;DEC2HEX(1;8))" office:value-type="string" office:string-value="0x00000001" calcext:value-type="string">
            <text:p>0x0000000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M.MICROSOFT.CONCAT(&quot;0x&quot;;DEC2HEX(8;8))" office:value-type="string" office:string-value="0x00000008" calcext:value-type="string">
            <text:p>0x00000008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COM.MICROSOFT.CONCAT(&quot;0x&quot;;DEC2HEX(1114547;8))" office:value-type="string" office:string-value="0x001101B3" calcext:value-type="string">
            <text:p>0x001101B3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COM.MICROSOFT.CONCAT(&quot;0x&quot;;DEC2HEX(2;8))" office:value-type="string" office:string-value="0x00000002" calcext:value-type="string">
            <text:p>0x00000002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COM.MICROSOFT.CONCAT(&quot;0x&quot;;DEC2HEX(12;8))" office:value-type="string" office:string-value="0x0000000C" calcext:value-type="string">
            <text:p>0x0000000C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COM.MICROSOFT.CONCAT(&quot;0x&quot;;DEC2HEX(2196019;8))" office:value-type="string" office:string-value="0x00218233" calcext:value-type="string">
            <text:p>0x00218233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COM.MICROSOFT.CONCAT(&quot;0x&quot;;DEC2HEX(3;8))" office:value-type="string" office:string-value="0x00000003" calcext:value-type="string">
            <text:p>0x000000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09:30:35.753251461</meta:creation-date>
    <dc:date>2025-08-11T10:01:38.465308142</dc:date>
    <meta:editing-duration>PT4M49S</meta:editing-duration>
    <meta:editing-cycles>1</meta:editing-cycles>
    <meta:document-statistic meta:table-count="1" meta:cell-count="30" meta:object-count="0"/>
    <meta:generator>LibreOffice/24.2.7.2$Linux_X86_64 LibreOffice_project/420$Build-2</meta:generator>
  </office:meta>
</office:document-meta>
</file>